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fill-color="#ffffff" draw:opacity="100%" draw:textarea-horizontal-align="justify" draw:textarea-vertical-align="middle" draw:auto-grow-height="false" fo:min-height="2.621cm" fo:min-width="2.3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none" draw:fill-color="#ffffff" draw:opacity="100%" draw:textarea-horizontal-align="justify" draw:textarea-vertical-align="middle" draw:auto-grow-height="false" fo:min-height="1.235cm" fo:min-width="5.098cm" fo:padding-top="0.151cm" fo:padding-bottom="0.151cm" fo:padding-left="0.276cm" fo:padding-right="0.276cm" draw:shadow="hidden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="none" draw:fill-color="#ffffff" draw:opacity="100%" draw:textarea-horizontal-align="justify" draw:textarea-vertical-align="middle" draw:auto-grow-height="false" fo:min-height="1.395cm" fo:min-width="5.25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fill-color="#ffffff" draw:opacity="100%" draw:textarea-horizontal-align="justify" draw:textarea-vertical-align="middle" draw:auto-grow-height="false" fo:min-height="1.395cm" fo:min-width="5.258cm" fo:padding-top="0.151cm" fo:padding-bottom="0.151cm" fo:padding-left="0.276cm" fo:padding-right="0.276cm" draw:shadow="hidden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fill-color="#ffffff" draw:opacity="100%" draw:textarea-vertical-align="middle" fo:padding-top="0.151cm" fo:padding-bottom="0.151cm" fo:padding-left="0.276cm" fo:padding-right="0.276cm" draw:shadow="hidden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opacity="100%" draw:textarea-horizontal-align="left" draw:auto-grow-height="true" draw:auto-grow-width="false" fo:min-height="0.712cm" fo:min-width="1.28cm" draw:shadow="hidden"/>
      <style:paragraph-properties style:writing-mode="lr-tb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opacity="100%" draw:textarea-horizontal-align="left" draw:auto-grow-height="true" draw:auto-grow-width="false" fo:min-height="0.712cm" fo:min-width="1.551cm" draw:shadow="hidden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 draw:fill-color="#ffffff" draw:opacity="100%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 draw:opacity="100%"/>
      <style:paragraph-properties fo:text-align="center"/>
    </style:style>
    <style:style style:name="P4" style:family="paragraph">
      <loext:graphic-properties draw:fill="none" draw:fill-color="#ffffff" draw:opacity="100%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 draw:fill-color="#ffffff" draw:opacity="100%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58cm" svg:height="5.741cm" draw:transform="skewX (0.00296705972839036) rotate (0.00279252680319093) translate (6.973cm 14.247cm)">
          <text:p text:style-name="P1"><text:span text:style-name="T1">Check the presense</text:span></text:p>
          <text:p text:style-name="P1"><text:span text:style-name="T1"><text:s/></text:span><text:span text:style-name="T1">of a previous descriptor</text:span></text:p>
          <text:p text:style-name="P1"><text:span text:style-name="T1">for used O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5.758cm" svg:height="1.645cm" svg:x="6.973cm" svg:y="1.07cm">
          <text:p text:style-name="P1"><text:span text:style-name="T1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5.758cm" svg:height="1.645cm" svg:x="6.973cm" svg:y="4.36cm">
          <text:p text:style-name="P1"><text:span text:style-name="T1">Download and parse all</text:span></text:p>
          <text:p text:style-name="P1"><text:span text:style-name="T1">of available descrip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5.758cm" svg:height="1.645cm" svg:x="6.973cm" svg:y="7.65cm">
          <text:p text:style-name="P1"><text:span text:style-name="T1">Compose a table of</text:span></text:p>
          <text:p text:style-name="P1"><text:span text:style-name="T1">available artif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5.758cm" svg:height="1.645cm" svg:x="13.553cm" svg:y="19.988cm">
          <text:p text:style-name="P1"><text:span text:style-name="T1">Detect and remove</text:span></text:p>
          <text:p text:style-name="P1"><text:span text:style-name="T1">non-actual artif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5.758cm" svg:height="1.645cm" svg:x="6.973cm" svg:y="23.278cm">
          <text:p text:style-name="P1"><text:span text:style-name="T1">Upload missing artifact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5.758cm" svg:height="1.645cm" svg:x="6.973cm" svg:y="10.94cm">
          <text:p text:style-name="P1"><text:span text:style-name="T1">Generate a new</text:span></text:p>
          <text:p text:style-name="P1"><text:span text:style-name="T1"><text:s/></text:span><text:span text:style-name="T1">descri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9.854cm" svg:y1="19.977cm" svg:x2="9.852cm" svg:y2="23.278cm" draw:start-shape="id1" draw:start-glue-point="6" draw:end-shape="id2" draw:end-glue-point="0" svg:d="M9854 19977v1651h-2v1650" svg:viewBox="0 0 3 3302">
          <text:p/>
        </draw:connector>
        <draw:connector draw:style-name="gr5" draw:text-style-name="P3" draw:layer="layout" svg:x1="12.731cm" svg:y1="17.098cm" svg:x2="16.432cm" svg:y2="19.988cm" draw:start-shape="id1" draw:start-glue-point="7" draw:end-shape="id3" draw:end-glue-point="0" svg:d="M12731 17098h3701v2890" svg:viewBox="0 0 3702 2891">
          <text:p/>
        </draw:connector>
        <draw:frame draw:style-name="gr6" draw:text-style-name="P4" draw:layer="layout" svg:width="2.057cm" svg:height="0.962cm" svg:x="6.74cm" svg:y="20.682cm">
          <draw:text-box>
            <text:p><text:span text:style-name="T2">False</text:span></text:p>
          </draw:text-box>
        </draw:frame>
        <draw:frame draw:style-name="gr7" draw:text-style-name="P5" draw:layer="layout" svg:width="2.162cm" svg:height="0.962cm" svg:x="13.816cm" svg:y="15.376cm">
          <draw:text-box>
            <text:p>True</text:p>
          </draw:text-box>
        </draw:frame>
        <draw:connector draw:style-name="gr5" draw:text-style-name="P3" draw:layer="layout" svg:x1="9.852cm" svg:y1="2.715cm" svg:x2="9.852cm" svg:y2="4.36cm" draw:start-shape="id4" draw:start-glue-point="2" draw:end-shape="id5" draw:end-glue-point="0" svg:d="M9852 2715v1645" svg:viewBox="0 0 1 1646">
          <text:p/>
        </draw:connector>
        <draw:connector draw:style-name="gr5" draw:text-style-name="P3" draw:layer="layout" svg:x1="9.852cm" svg:y1="6.005cm" svg:x2="9.852cm" svg:y2="7.65cm" draw:start-shape="id5" draw:start-glue-point="2" draw:end-shape="id6" draw:end-glue-point="0" svg:d="M9852 6005v1645" svg:viewBox="0 0 1 1646">
          <text:p/>
        </draw:connector>
        <draw:connector draw:style-name="gr5" draw:text-style-name="P3" draw:layer="layout" svg:x1="9.852cm" svg:y1="9.295cm" svg:x2="9.852cm" svg:y2="10.94cm" draw:start-shape="id6" draw:start-glue-point="2" draw:end-shape="id7" draw:end-glue-point="0" svg:d="M9852 9295v1645" svg:viewBox="0 0 1 1646">
          <text:p/>
        </draw:connector>
        <draw:connector draw:style-name="gr5" draw:text-style-name="P3" draw:layer="layout" svg:x1="9.852cm" svg:y1="12.585cm" svg:x2="9.856cm" svg:y2="14.236cm" draw:start-shape="id7" draw:start-glue-point="2" draw:end-shape="id1" draw:end-glue-point="4" svg:d="M9852 12585v826h4v825" svg:viewBox="0 0 5 1652">
          <text:p/>
        </draw:connector>
        <draw:connector draw:style-name="gr5" draw:text-style-name="P3" draw:layer="layout" svg:x1="16.432cm" svg:y1="21.633cm" svg:x2="12.731cm" svg:y2="24.1cm" draw:start-shape="id3" draw:start-glue-point="2" draw:end-shape="id2" draw:end-glue-point="1" svg:d="M16432 21633v2467h-3701" svg:viewBox="0 0 3702 2468">
          <text:p/>
        </draw:connector>
        <draw:custom-shape draw:style-name="gr4" draw:text-style-name="P2" xml:id="id8" draw:id="id8" draw:layer="layout" svg:width="5.758cm" svg:height="1.645cm" svg:x="6.973cm" svg:y="26.568cm">
          <text:p text:style-name="P1"><text:span text:style-name="T1">Upload the generated</text:span></text:p>
          <text:p text:style-name="P1"><text:span text:style-name="T1">descri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9.852cm" svg:y1="24.923cm" svg:x2="9.852cm" svg:y2="26.568cm" draw:start-shape="id2" draw:end-shape="id8" draw:end-glue-point="0" svg:d="M9852 24923v1645" svg:viewBox="0 0 1 164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8:22:35.934611196</meta:creation-date>
    <meta:editing-duration>PT37M52S</meta:editing-duration>
    <meta:editing-cycles>21</meta:editing-cycles>
    <meta:generator>LibreOffice/6.4.6.2$Linux_X86_64 LibreOffice_project/40$Build-2</meta:generator>
    <dc:date>2020-10-26T19:25:00.860998499</dc:date>
    <meta:document-statistic meta:object-count="18"/>
  </office:meta>
</office:document-meta>
</file>